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gradient" draw:fill-color="#ffffff" draw:fill-gradient-name="Tango_20_Purple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r8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Learning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 text:style-name="P1"><text:span text:style-name="T1">Greg Harley</text:span></text:p>
            <text:p text:style-name="P1"><text:span text:style-name="T1">Resonant Mass, Inc.</text:span></text:p>
            <text:p text:style-name="P1"><text:span text:style-name="T1"><text:a xlink:href="mailto:Greg@ResMass.com">Greg@ResMass.com</text:a></text:span></text:p>
            <text:p text:style-name="P1"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Basic tool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Basic Tools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 (https://nodejs.org/en/)</text:p>
              </text:list-item>
              <text:list-item>
                <text:p>webpack (e.g. npm install webpack --saveDev)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7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most of us will use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7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tyle-loader</text:p>
                  </text:list-item>
                  <text:list-item>
                    <text:p>sc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 presentation:user-transformed="tru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copy-webpack-plugin</text:p>
                  </text:list-item>
                  <text:list-item>
                    <text:p>npm-install-webpack-plugi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8" draw:layer="layout" svg:width="31.537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www.pshrmn.com/tutorials/#webpack">http://www.pshrmn.com/tutorials/#webpack</text:a></text:span><text:span text:style-name="T2"> (great overview)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3"><text:a xlink:href="https://github.com/webpack/tapable">https://github.com/webpack/tapable</text:a></text:span> (plugin class used throughout Webpack)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color="#ffffff" draw:fill-gradient-name="Tango_20_Purple" draw:fill-hatch-solid="true" draw:opacity="90%" draw:fill-image-width="0cm" draw:fill-image-height="0cm" draw:shadow="visible" draw:shadow-offset-x="0.051cm" draw:shadow-offset-y="0.051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22DT23H59M46S</meta:editing-duration>
    <meta:editing-cycles>58</meta:editing-cycles>
    <dc:date>2016-12-05T14:00:16.75</dc:date>
    <dc:creator>Greg Harley</dc:creator>
    <meta:generator>OpenOffice/4.1.3$Win32 OpenOffice.org_project/413m1$Build-9783</meta:generator>
    <meta:document-statistic meta:object-count="86"/>
  </office:meta>
</office:document-meta>
</file>